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5.765cm" svg:x="0.07cm" svg:y="0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2cm" svg:height="4.86cm" svg:x="0.975cm" svg:y="0.1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15cm" svg:height="3.955cm" svg:x="1.88cm" svg:y="0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1cm" svg:height="3.05cm" svg:x="2.785cm" svg:y="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725cm" svg:height="0.802cm" svg:x="0.005cm" svg:y="5.107cm">
          <draw:text-box>
            <text:p text:style-name="P2">Layer</text:p>
          </draw:text-box>
        </draw:frame>
        <draw:frame draw:style-name="gr5" draw:text-style-name="P2" draw:layer="layout" svg:width="3.431cm" svg:height="0.802cm" svg:x="0.874cm" svg:y="4.225cm">
          <draw:text-box>
            <text:p text:style-name="P2">Root Window</text:p>
          </draw:text-box>
        </draw:frame>
        <draw:frame draw:style-name="gr5" draw:text-style-name="P2" draw:layer="layout" svg:width="3.453cm" svg:height="0.802cm" svg:x="1.78cm" svg:y="3.32cm">
          <draw:text-box>
            <text:p text:style-name="P2">Main Window</text:p>
          </draw:text-box>
        </draw:frame>
        <draw:frame draw:style-name="gr5" draw:text-style-name="P2" draw:layer="layout" svg:width="3.817cm" svg:height="0.802cm" svg:x="2.72cm" svg:y="2.431cm">
          <draw:text-box>
            <text:p text:style-name="P2">Popup Wind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9.652cm" fo:page-height="6.09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9-09-25T04:49:56</meta:creation-date>
    <dc:date>2009-09-25T17:48:27</dc:date>
    <dc:language>en-US</dc:language>
    <meta:editing-cycles>6</meta:editing-cycles>
    <meta:editing-duration>PT21M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